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Mono,Bold" svg:font-family="'LiberationMono,Bold'"/>
    <style:font-face style:name="OpenSymbol" svg:font-family="OpenSymbol"/>
    <style:font-face style:name="Tahoma1" svg:font-family="Tahoma"/>
    <style:font-face style:name="LiberationSerif" svg:font-family="LiberationSerif" style:font-family-generic="roman"/>
    <style:font-face style:name="LiberationSans" svg:font-family="LiberationSans" style:font-family-generic="swiss"/>
    <style:font-face style:name="LiberationSans,Bold" svg:font-family="'LiberationSans,Bold'" style:font-family-generic="swiss"/>
    <style:font-face style:name="LiberationSans,Italic" svg:font-family="'LiberationSans,Italic'" style:font-family-generic="swiss"/>
    <style:font-face style:name="Courier New" svg:font-family="'Courier New'" style:font-family-generic="modern" style:font-pitch="fixed"/>
    <style:font-face style:name="LiberationMono" svg:font-family="LiberationMono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 style:list-style-name="L2"/>
    <style:style style:name="P2" style:family="paragraph" style:parent-style-name="Text_20_body" style:list-style-name="L4"/>
    <style:style style:name="P3" style:family="paragraph" style:parent-style-name="Text_20_body">
      <style:paragraph-properties fo:background-color="#999999">
        <style:tab-stops>
          <style:tab-stop style:position="2.487cm"/>
        </style:tab-stops>
        <style:background-image/>
      </style:paragraph-properties>
    </style:style>
    <style:style style:name="P4" style:family="paragraph" style:parent-style-name="Header">
      <style:text-properties fo:font-style="italic" style:font-style-asian="italic" style:font-style-complex="italic"/>
    </style:style>
    <style:style style:name="T1" style:family="text">
      <style:text-properties style:font-name="Courier New"/>
    </style:style>
    <style:style style:name="T2" style:family="text">
      <style:text-properties style:font-name="Courier New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Priority-Queue</text:h>
      <text:p text:style-name="Text_20_body">Im Projekt Büro gab es (in der Endversion) zwei Ablagen: eine für dringende und eine für "normale" Aufträge. </text:p>
      <text:p text:style-name="Text_20_body">Diese Aufteilung soll jetzt verfeinert werden, indem jedem Auftrag eine Priorität (= eine ganze Zahl) zugeordnet wird: </text:p>
      <text:list xml:id="list37540041" text:style-name="L2">
        <text:list-item>
          <text:p text:style-name="P1">Es wird immer das Objekt mit der höchsten Priorität zuerst zurückgegeben.</text:p>
        </text:list-item>
        <text:list-item>
          <text:p text:style-name="P1">Wenn zwei Objekte die gleiche Priorität haben: Dann wird das Objekt zurückgegeben, das zuerst eingefügt wurde.</text:p>
        </text:list-item>
      </text:list>
      <text:p text:style-name="Text_20_body">Diese Anforderungen sollen von der Klasse <text:span text:style-name="T1">PriorityQueue </text:span>realisiert werden. Die Klasse <text:span text:style-name="T1">PriorityQueue </text:span>hat folgende Schnittstelle:</text:p>
      <text:p text:style-name="P3"><text:span text:style-name="T3">Konstruktor <text:tab/></text:span><text:span text:style-name="T2">PriorityQueue()</text:span><text:span text:style-name="T3"><text:line-break/></text:span><text:tab/>ein leerer PriorityQueue wird erzeugt.</text:p>
      <text:p text:style-name="P3"><text:span text:style-name="T3">Anfrage <text:tab/></text:span><text:span text:style-name="T2">boolean isEmtpy()</text:span><text:span text:style-name="T3"><text:line-break/></text:span><text:tab/>Die Anfrage liefert den Wert <text:span text:style-name="T1">true</text:span>, wenn der <text:span text:style-name="T1">PriorityQueue </text:span>kein Objekt <text:line-break/><text:tab/>enthält, sonst <text:span text:style-name="T1">false</text:span>.</text:p>
      <text:p text:style-name="P3"><text:span text:style-name="T3">Auftrag <text:tab/></text:span><text:span text:style-name="T2">void enqueue(Object pObject, int priority)</text:span><text:span text:style-name="T3"><text:line-break/></text:span><text:tab/>Das Objekt <text:span text:style-name="T1">pObject </text:span>wird gemäß der Priorität an der richtigen Stelle <text:line-break/><text:tab/>in den <text:span text:style-name="T1">PriorityQueue </text:span>eingefügt.</text:p>
      <text:p text:style-name="P3"><text:span text:style-name="T3">Auftrag <text:tab/></text:span><text:span text:style-name="T2">void dequeue()</text:span><text:span text:style-name="T3"><text:line-break/></text:span><text:tab/>Das vorderste Element wird aus dem <text:span text:style-name="T1">PriorityQueue </text:span>entfernt.</text:p>
      <text:p text:style-name="P3"><text:span text:style-name="T3">Anfrage<text:tab/></text:span><text:span text:style-name="T2">Object front()</text:span><text:span text:style-name="T3"><text:line-break/></text:span><text:tab/>Die Anfrage liefert gemäß der Beschreibung oben das Objekt mit der <text:line-break/><text:tab/>höchsten Priorität zurück.<text:tab/></text:p>
      <text:h text:style-name="Heading_20_2" text:outline-level="2">Aufgabe 1: Architekturentscheidung</text:h>
      <text:p text:style-name="Text_20_body">Um die Implementierung zu vereinfachen, soll die Klasse <text:span text:style-name="T1">PriorityQueue </text:span>entweder auf der Klasse <text:span text:style-name="T1">Queue </text:span>oder auf der Klasse <text:span text:style-name="T1">List </text:span>aufsetzen. Dafür gibt es folgende Möglichkeiten:</text:p>
      <text:list xml:id="list37650407" text:style-name="L4">
        <text:list-item>
          <text:p text:style-name="P2"><text:span text:style-name="T1">PriorityQueue </text:span>erbt von <text:span text:style-name="T1">Queue</text:span></text:p>
        </text:list-item>
        <text:list-item>
          <text:p text:style-name="P2"><text:span text:style-name="T1">PriorityQueue </text:span>erbt von <text:span text:style-name="T1">List</text:span></text:p>
        </text:list-item>
        <text:list-item>
          <text:p text:style-name="P2"><text:span text:style-name="T1">PriorityQueue </text:span>hat ein Attribut vom Typ <text:span text:style-name="T1">Queue</text:span></text:p>
        </text:list-item>
        <text:list-item>
          <text:p text:style-name="P2"><text:span text:style-name="T1">PriorityQueue </text:span>hat ein Attribut vom Typ <text:span text:style-name="T1">List</text:span></text:p>
        </text:list-item>
      </text:list>
      <text:p text:style-name="Text_20_body">Entscheiden Sie sich begründet für eine der vier Möglichkeiten. <text:line-break/>Erläutern Sie auch, warum Sie sich gegen die anderen drei Möglichkeiten entschieden haben. </text:p>
      <text:h text:style-name="Heading_20_2" text:outline-level="2">Aufgabe 2: Implementierung</text:h>
      <text:p text:style-name="Text_20_body">Implementieren Sie im Projekt <text:span text:style-name="T1">Buero </text:span>die Klasse <text:span text:style-name="T1">PriorityQueue </text:span>auf der Basis von <text:span text:style-name="T1">QueueWithViewer </text:span>bzw. <text:span text:style-name="T1">ListWithViewer</text:span>.</text:p>
      <text:h text:style-name="Heading_20_2" text:outline-level="2">Aufgabe 3: Integration</text:h>
      <text:p text:style-name="Text_20_body">Erweitern Sie die Klasse <text:span text:style-name="T1">ChefGUI </text:span>so, dass die Chefs eine Priorität angeben können, und integrieren Sie die Klasse <text:span text:style-name="T1">PriorityQueue </text:span>geeignet in das Projekt.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Mono,Bold" svg:font-family="'LiberationMono,Bold'"/>
    <style:font-face style:name="OpenSymbol" svg:font-family="OpenSymbol"/>
    <style:font-face style:name="Tahoma1" svg:font-family="Tahoma"/>
    <style:font-face style:name="LiberationSerif" svg:font-family="LiberationSerif" style:font-family-generic="roman"/>
    <style:font-face style:name="LiberationSans" svg:font-family="LiberationSans" style:font-family-generic="swiss"/>
    <style:font-face style:name="LiberationSans,Bold" svg:font-family="'LiberationSans,Bold'" style:font-family-generic="swiss"/>
    <style:font-face style:name="LiberationSans,Italic" svg:font-family="'LiberationSans,Italic'" style:font-family-generic="swiss"/>
    <style:font-face style:name="Courier New" svg:font-family="'Courier New'" style:font-family-generic="modern" style:font-pitch="fixed"/>
    <style:font-face style:name="LiberationMono" svg:font-family="LiberationMono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tyle="italic" style:font-style-asian="italic" style:font-style-complex="italic"/>
    </style:style>
    <style:page-layout style:name="Mpm1">
      <style:page-layout-properties fo:page-width="21.001cm" fo:page-height="29.7cm" style:num-format="1" style:print-orientation="portrait" fo:margin-top="1cm" fo:margin-bottom="1.191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Informatik Q2 LK<text:tab/>Priority-Queue<text:tab/>Dezember 2012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M41S</meta:editing-duration>
    <meta:editing-cycles>5</meta:editing-cycles>
    <meta:generator>LibreOffice/3.5$Windows_x86 LibreOffice_project/7122e39-92ed229-498d286-15e43b4-d70da21</meta:generator>
    <dc:date>2012-12-02T17:59:15.49</dc:date>
    <meta:document-statistic meta:table-count="0" meta:image-count="0" meta:object-count="0" meta:page-count="1" meta:paragraph-count="23" meta:word-count="279" meta:character-count="1973" meta:non-whitespace-character-count="1703"/>
    <meta:user-defined meta:name="Info 1"/>
    <meta:user-defined meta:name="Info 2"/>
    <meta:user-defined meta:name="Info 3"/>
    <meta:user-defined meta:name="Info 4"/>
  </office:meta>
</office:document-meta>
</file>